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6961" officeooo:paragraph-rsid="00026961"/>
    </style:style>
    <style:style style:name="P2" style:family="paragraph" style:parent-style-name="Standard">
      <style:text-properties officeooo:rsid="00026961" officeooo:paragraph-rsid="0003355d"/>
    </style:style>
    <style:style style:name="P3" style:family="paragraph" style:parent-style-name="Standard">
      <style:text-properties officeooo:rsid="0003355d" officeooo:paragraph-rsid="0003355d"/>
    </style:style>
    <style:style style:name="P4" style:family="paragraph" style:parent-style-name="Standard">
      <style:text-properties officeooo:rsid="00048954" officeooo:paragraph-rsid="00048954"/>
    </style:style>
    <style:style style:name="T1" style:family="text">
      <style:text-properties officeooo:rsid="00026961"/>
    </style:style>
    <style:style style:name="T2" style:family="text">
      <style:text-properties officeooo:rsid="0003355d"/>
    </style:style>
    <style:style style:name="T3" style:family="text">
      <style:text-properties officeooo:rsid="000489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ème :</text:p>
      <text:p text:style-name="P1">Compte mots d’une chaîne, composer et décomposer une chaîne de caractère,réduire les occurrences</text:p>
      <text:p text:style-name="P1">Solution :</text:p>
      <text:p text:style-name="P1"><text:s text:c="12"/></text:p>
      <text:p text:style-name="P1">-Q1/compte mots chaîne ,le concept c’est de compter le nombre de mots dans un tableau ,tout d’abord on regarde que le tableau n’est pas vide ,et on regarde si il comporte pas de tabulation ou « /0 ».</text:p>
      <text:p text:style-name="P1"><text:s/>-Q2/pour afficher les mots dans le tableau ,on parcours le tableau et on mets des printf</text:p>
      <text:p text:style-name="P1"><text:s/>-Q3/Dans la fonction Détruit_tab_mots ,on fais appelle a la fonction free <text:s/>pour effacer le mots et le tableau</text:p>
      <text:p text:style-name="P2"><text:s text:c="2"/><text:span text:style-name="T2">-</text:span>Q4/<text:span text:style-name="T3">décompose_chaine:nous avons calculer tout d’abord le nombre de mots a decomposer,on a vérifier si ce nombre de mots vaux zero ,</text:span></text:p>
      <text:p text:style-name="P3"><text:s/>-Q5<text:span text:style-name="T1">/compose_chaine:o</text:span>n regarde tout d’abord que ptab_mots n’est pas vide ,ensuite en calcule la taille ,et le nombre d’espace ,on allouer une mémoire de taille ,taille+nbespace+1 ,après on renvoie le tableau composer,on a créer la chaine_dec avec le malloc,nous avons ensuite copier les mots avec <text:s/>memcpy,et on a renvoie chaine_dec.</text:p>
      <text:p text:style-name="P4">-Q6/reduire tab ,on a d’abord trouver le nombre de mots du tableau, on a comparer avec strcmp et on a utiliser free pour librer les occurrences.</text:p>
      <text:p text:style-name="P4"/>
      <text:p text:style-name="P4">Conclusion:on appris les fonctions de pointeu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6:06:11.835064040</meta:creation-date>
    <dc:date>2018-10-08T16:50:16.179822887</dc:date>
    <meta:editing-duration>PT11M14S</meta:editing-duration>
    <meta:editing-cycles>2</meta:editing-cycles>
    <meta:generator>LibreOffice/5.2.7.2$Linux_X86_64 LibreOffice_project/20m0$Build-2</meta:generator>
    <meta:document-statistic meta:table-count="0" meta:image-count="0" meta:object-count="0" meta:page-count="1" meta:paragraph-count="11" meta:word-count="191" meta:character-count="1181" meta:non-whitespace-character-count="981"/>
  </office:meta>
</office:document-meta>
</file>